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2.353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8.255cm">
          <text:p text:style-name="P3"/>
        </draw:line>
        <draw:frame draw:style-name="gr3" draw:text-style-name="P4" draw:layer="layout" svg:width="5.08cm" svg:height="2.621cm" svg:x="0.635cm" svg:y="5.634cm">
          <draw:text-box>
            <text:p text:style-name="P3"><text:span text:style-name="T2">getLogical</text:span></text:p>
            <text:p text:style-name="P3"><text:span text:style-name="T2">getProperty</text:span></text:p>
            <text:p text:style-name="P3"><text:span text:style-name="T2">getWhole</text:span></text:p>
            <text:p text:style-name="P3"><text:span text:style-name="T2">load</text:span></text:p>
            <text:p text:style-name="P3"><text:span text:style-name="T2">put, <text:s/>[ ]=</text:span></text:p>
          </draw:text-box>
        </draw:frame>
        <draw:line draw:style-name="gr2" draw:text-style-name="P2" draw:layer="layout" svg:x1="10.795cm" svg:y1="8.255cm" svg:x2="0.635cm" svg:y2="8.255cm">
          <text:p text:style-name="P3"/>
        </draw:line>
        <draw:custom-shape draw:style-name="gr1" draw:text-style-name="P1" draw:layer="layout" svg:width="10.16cm" svg:height="0.635cm" svg:x="0.635cm" svg:y="1.905cm">
          <text:p text:style-name="P1"><text:span text:style-name="T1">Directory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4.445cm">
          <draw:text-box>
            <text:p text:style-name="P3"><text:span text:style-name="T2">load</text:span></text:p>
          </draw:text-box>
        </draw:frame>
        <draw:line draw:style-name="gr2" draw:text-style-name="P2" draw:layer="layout" svg:x1="0.635cm" svg:y1="5.08cm" svg:x2="5.715cm" svg:y2="5.08cm">
          <text:p text:style-name="P3"/>
        </draw:line>
        <draw:frame draw:style-name="gr5" draw:text-style-name="P4" draw:layer="layout" svg:width="5.08cm" svg:height="2.603cm" svg:x="5.715cm" svg:y="5.715cm">
          <draw:text-box>
            <text:p text:style-name="P3"><text:span text:style-name="T2">save</text:span></text:p>
            <text:p text:style-name="P3"><text:span text:style-name="T2">setLogical</text:span></text:p>
            <text:p text:style-name="P3"><text:span text:style-name="T2">setProperty</text:span></text:p>
            <text:p text:style-name="P3"><text:span text:style-name="T2">setWhole</text:span></text:p>
          </draw:text-box>
        </draw:frame>
        <draw:frame draw:style-name="gr6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8.255cm" svg:x2="5.715cm" svg:y2="5.715cm">
          <text:p text:style-name="P3"/>
        </draw:line>
        <draw:custom-shape draw:style-name="gr1" draw:text-style-name="P1" draw:layer="layout" svg:width="10.16cm" svg:height="0.635cm" svg:x="0.635cm" svg:y="3.175cm">
          <text:p text:style-name="P1"><text:span text:style-name="T1">Propertie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30:32</dc:date>
    <dc:language>en-US</dc:language>
    <meta:editing-cycles>15</meta:editing-cycles>
    <meta:editing-duration>PT1H43M14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